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3">
      <style:paragraph-properties fo:margin-left="0in" fo:margin-right="0in" fo:text-indent="0in" style:auto-text-indent="false"/>
    </style:style>
    <style:style style:name="P2" style:family="paragraph" style:parent-style-name="Preformatted_20_Text" style:list-style-name="L1">
      <style:paragraph-properties fo:margin-left="0in" fo:margin-right="0in" fo:margin-top="0in" fo:margin-bottom="0.1965in" style:contextual-spacing="false" fo:text-indent="0in" style:auto-text-indent="false"/>
    </style:style>
    <style:style style:name="P3" style:family="paragraph" style:parent-style-name="Preformatted_20_Text" style:list-style-name="L1">
      <style:paragraph-properties fo:margin-left="0in" fo:margin-right="0in" fo:text-indent="0in" style:auto-text-indent="false"/>
    </style:style>
    <style:style style:name="P4" style:family="paragraph" style:parent-style-name="Preformatted_20_Text" style:list-style-name="L2">
      <style:paragraph-properties fo:margin-left="0in" fo:margin-right="0in" fo:margin-top="0in" fo:margin-bottom="0.1965in" style:contextual-spacing="false" fo:text-indent="0in" style:auto-text-indent="false"/>
    </style:style>
    <style:style style:name="P5" style:family="paragraph" style:parent-style-name="Preformatted_20_Text" style:list-style-name="L4">
      <style:paragraph-properties fo:margin-left="0in" fo:margin-right="0in" fo:margin-top="0in" fo:margin-bottom="0.1965in" style:contextual-spacing="false" fo:text-indent="0in" style:auto-text-indent="false"/>
    </style:style>
    <style:style style:name="P6" style:family="paragraph" style:parent-style-name="Preformatted_20_Text" style:list-style-name="L5">
      <style:paragraph-properties fo:margin-left="0in" fo:margin-right="0in" fo:margin-top="0in" fo:margin-bottom="0.1965in" style:contextual-spacing="false" fo:text-indent="0in" style:auto-text-indent="false"/>
    </style:style>
    <style:style style:name="P7" style:family="paragraph" style:parent-style-name="Preformatted_20_Text" style:list-style-name="L6">
      <style:paragraph-properties fo:margin-left="0in" fo:margin-right="0in" fo:margin-top="0in" fo:margin-bottom="0.1965in" style:contextual-spacing="false" fo:text-indent="0in" style:auto-text-indent="false"/>
    </style:style>
    <style:style style:name="P8" style:family="paragraph" style:parent-style-name="Preformatted_20_Text" style:list-style-name="L7">
      <style:paragraph-properties fo:margin-left="0in" fo:margin-right="0in" fo:margin-top="0in" fo:margin-bottom="0.1965in" style:contextual-spacing="false" fo:text-indent="0in" style:auto-text-indent="false"/>
    </style:style>
    <style:style style:name="P9" style:family="paragraph" style:parent-style-name="Preformatted_20_Text" style:list-style-name="L9">
      <style:paragraph-properties fo:margin-left="0in" fo:margin-right="0in" fo:margin-top="0in" fo:margin-bottom="0.1965in" style:contextual-spacing="false" fo:text-indent="0in" style:auto-text-indent="false"/>
    </style:style>
    <style:style style:name="P10" style:family="paragraph" style:parent-style-name="Preformatted_20_Text" style:list-style-name="L10">
      <style:paragraph-properties fo:margin-left="0in" fo:margin-right="0in" fo:margin-top="0in" fo:margin-bottom="0.1965in" style:contextual-spacing="false" fo:text-indent="0in" style:auto-text-indent="false"/>
    </style:style>
    <style:style style:name="P11" style:family="paragraph" style:parent-style-name="Preformatted_20_Text">
      <style:paragraph-properties fo:margin-left="0in" fo:margin-right="0in" fo:margin-top="0in" fo:margin-bottom="0.1965in" style:contextual-spacing="false" fo:text-indent="0in" style:auto-text-indent="false"/>
    </style:style>
    <style:style style:name="P12" style:family="paragraph" style:parent-style-name="Preformatted_20_Text" style:list-style-name="L11">
      <style:paragraph-properties fo:margin-left="0in" fo:margin-right="0in" fo:margin-top="0in" fo:margin-bottom="0.1965in" style:contextual-spacing="false" fo:text-indent="0in" style:auto-text-indent="false"/>
    </style:style>
    <style:style style:name="P13" style:family="paragraph" style:parent-style-name="Preformatted_20_Text" style:list-style-name="L13">
      <style:paragraph-properties fo:margin-left="0in" fo:margin-right="0in" fo:margin-top="0in" fo:margin-bottom="0.1965in" style:contextual-spacing="false" fo:text-indent="0in" style:auto-text-indent="false"/>
    </style:style>
    <style:style style:name="P14" style:family="paragraph" style:parent-style-name="Preformatted_20_Text" style:list-style-name="L14">
      <style:paragraph-properties fo:margin-left="0in" fo:margin-right="0in" fo:margin-top="0in" fo:margin-bottom="0.1965in" style:contextual-spacing="false" fo:text-indent="0in" style:auto-text-indent="false"/>
    </style:style>
    <style:style style:name="P15" style:family="paragraph" style:parent-style-name="Preformatted_20_Text" style:list-style-name="L15">
      <style:paragraph-properties fo:margin-left="0in" fo:margin-right="0in" fo:margin-top="0in" fo:margin-bottom="0.1965in" style:contextual-spacing="false" fo:text-indent="0in" style:auto-text-indent="false"/>
    </style:style>
    <style:style style:name="P16" style:family="paragraph" style:parent-style-name="Preformatted_20_Text" style:list-style-name="L17">
      <style:paragraph-properties fo:margin-left="0in" fo:margin-right="0in" fo:margin-top="0in" fo:margin-bottom="0.1965in" style:contextual-spacing="false" fo:text-indent="0in" style:auto-text-indent="false"/>
    </style:style>
    <style:style style:name="P17" style:family="paragraph" style:parent-style-name="Text_20_body">
      <style:paragraph-properties fo:margin-left="0in" fo:margin-right="0in" fo:text-indent="0in" style:auto-text-indent="false"/>
    </style:style>
    <style:style style:name="P18" style:family="paragraph" style:parent-style-name="Text_20_body">
      <style:paragraph-properties fo:margin-left="0in" fo:margin-right="0in" fo:text-indent="0in" style:auto-text-indent="false" style:writing-mode="lr-tb"/>
    </style:style>
    <style:style style:name="P19" style:family="paragraph" style:parent-style-name="Text_20_body">
      <style:paragraph-properties fo:margin-left="0in" fo:margin-right="0in" fo:margin-top="0in" fo:margin-bottom="0in" style:contextual-spacing="false" fo:text-indent="0in" style:auto-text-indent="false"/>
    </style:style>
    <style:style style:name="P20" style:family="paragraph" style:parent-style-name="Text_20_body" style:list-style-name="L1"/>
    <style:style style:name="P21" style:family="paragraph" style:parent-style-name="Text_20_body" style:list-style-name="L1">
      <style:paragraph-properties fo:margin-top="0in" fo:margin-bottom="0in" style:contextual-spacing="false"/>
    </style:style>
    <style:style style:name="P22" style:family="paragraph" style:parent-style-name="Text_20_body" style:list-style-name="L1">
      <style:paragraph-properties fo:margin-left="0in" fo:margin-right="0in" fo:text-indent="0in" style:auto-text-indent="false"/>
    </style:style>
    <style:style style:name="P23" style:family="paragraph" style:parent-style-name="Text_20_body" style:list-style-name="L2">
      <style:paragraph-properties fo:margin-top="0in" fo:margin-bottom="0in" style:contextual-spacing="false"/>
    </style:style>
    <style:style style:name="P24" style:family="paragraph" style:parent-style-name="Text_20_body" style:list-style-name="L2">
      <style:paragraph-properties fo:margin-left="0in" fo:margin-right="0in" fo:text-indent="0in" style:auto-text-indent="false"/>
    </style:style>
    <style:style style:name="P25" style:family="paragraph" style:parent-style-name="Text_20_body" style:list-style-name="L2">
      <style:paragraph-properties fo:margin-left="0in" fo:margin-right="0in" fo:margin-top="0in" fo:margin-bottom="0in" style:contextual-spacing="false" fo:text-indent="0in" style:auto-text-indent="false"/>
    </style:style>
    <style:style style:name="P26" style:family="paragraph" style:parent-style-name="Text_20_body" style:list-style-name="L3">
      <style:paragraph-properties fo:margin-left="0in" fo:margin-right="0in" fo:margin-top="0in" fo:margin-bottom="0in" style:contextual-spacing="false" fo:text-indent="0in" style:auto-text-indent="false"/>
    </style:style>
    <style:style style:name="P27" style:family="paragraph" style:parent-style-name="Text_20_body" style:list-style-name="L3">
      <style:paragraph-properties fo:margin-left="0in" fo:margin-right="0in" fo:text-indent="0in" style:auto-text-indent="false"/>
    </style:style>
    <style:style style:name="P28" style:family="paragraph" style:parent-style-name="Text_20_body" style:list-style-name="L4">
      <style:paragraph-properties fo:margin-top="0in" fo:margin-bottom="0in" style:contextual-spacing="false"/>
    </style:style>
    <style:style style:name="P29" style:family="paragraph" style:parent-style-name="Text_20_body" style:list-style-name="L4">
      <style:paragraph-properties fo:margin-left="0in" fo:margin-right="0in" fo:text-indent="0in" style:auto-text-indent="false"/>
    </style:style>
    <style:style style:name="P30" style:family="paragraph" style:parent-style-name="Text_20_body" style:list-style-name="L4">
      <style:paragraph-properties fo:margin-left="0in" fo:margin-right="0in" fo:margin-top="0in" fo:margin-bottom="0in" style:contextual-spacing="false" fo:text-indent="0in" style:auto-text-indent="false"/>
    </style:style>
    <style:style style:name="P31" style:family="paragraph" style:parent-style-name="Text_20_body" style:list-style-name="L5"/>
    <style:style style:name="P32" style:family="paragraph" style:parent-style-name="Text_20_body" style:list-style-name="L5">
      <style:paragraph-properties fo:margin-top="0in" fo:margin-bottom="0in" style:contextual-spacing="false"/>
    </style:style>
    <style:style style:name="P33" style:family="paragraph" style:parent-style-name="Text_20_body" style:list-style-name="L5">
      <style:paragraph-properties fo:margin-left="0in" fo:margin-right="0in" fo:text-indent="0in" style:auto-text-indent="false"/>
    </style:style>
    <style:style style:name="P34" style:family="paragraph" style:parent-style-name="Text_20_body" style:list-style-name="L5">
      <style:paragraph-properties fo:margin-left="0in" fo:margin-right="0in" fo:margin-top="0in" fo:margin-bottom="0in" style:contextual-spacing="false" fo:text-indent="0in" style:auto-text-indent="false"/>
    </style:style>
    <style:style style:name="P35" style:family="paragraph" style:parent-style-name="Text_20_body" style:list-style-name="L6"/>
    <style:style style:name="P36" style:family="paragraph" style:parent-style-name="Text_20_body" style:list-style-name="L6">
      <style:paragraph-properties fo:margin-left="0in" fo:margin-right="0in" fo:margin-top="0in" fo:margin-bottom="0in" style:contextual-spacing="false" fo:text-indent="0in" style:auto-text-indent="false"/>
    </style:style>
    <style:style style:name="P37" style:family="paragraph" style:parent-style-name="Text_20_body" style:list-style-name="L6">
      <style:paragraph-properties fo:margin-left="0in" fo:margin-right="0in" fo:text-indent="0in" style:auto-text-indent="false"/>
    </style:style>
    <style:style style:name="P38" style:family="paragraph" style:parent-style-name="Text_20_body" style:list-style-name="L7"/>
    <style:style style:name="P39" style:family="paragraph" style:parent-style-name="Text_20_body" style:list-style-name="L7">
      <style:paragraph-properties fo:margin-top="0in" fo:margin-bottom="0in" style:contextual-spacing="false"/>
    </style:style>
    <style:style style:name="P40" style:family="paragraph" style:parent-style-name="Text_20_body" style:list-style-name="L7">
      <style:paragraph-properties fo:margin-left="0in" fo:margin-right="0in" fo:text-indent="0in" style:auto-text-indent="false"/>
    </style:style>
    <style:style style:name="P41" style:family="paragraph" style:parent-style-name="Text_20_body" style:list-style-name="L8">
      <style:paragraph-properties fo:margin-left="0in" fo:margin-right="0in" fo:margin-top="0in" fo:margin-bottom="0in" style:contextual-spacing="false" fo:text-indent="0in" style:auto-text-indent="false"/>
    </style:style>
    <style:style style:name="P42" style:family="paragraph" style:parent-style-name="Text_20_body" style:list-style-name="L8">
      <style:paragraph-properties fo:margin-left="0in" fo:margin-right="0in" fo:text-indent="0in" style:auto-text-indent="false"/>
    </style:style>
    <style:style style:name="P43" style:family="paragraph" style:parent-style-name="Text_20_body" style:list-style-name="L9"/>
    <style:style style:name="P44" style:family="paragraph" style:parent-style-name="Text_20_body" style:list-style-name="L9">
      <style:paragraph-properties fo:margin-top="0in" fo:margin-bottom="0in" style:contextual-spacing="false"/>
    </style:style>
    <style:style style:name="P45" style:family="paragraph" style:parent-style-name="Text_20_body" style:list-style-name="L9">
      <style:paragraph-properties fo:margin-left="0in" fo:margin-right="0in" fo:text-indent="0in" style:auto-text-indent="false"/>
    </style:style>
    <style:style style:name="P46" style:family="paragraph" style:parent-style-name="Text_20_body" style:list-style-name="L10"/>
    <style:style style:name="P47" style:family="paragraph" style:parent-style-name="Text_20_body" style:list-style-name="L10">
      <style:paragraph-properties fo:margin-left="0in" fo:margin-right="0in" fo:text-indent="0in" style:auto-text-indent="false"/>
    </style:style>
    <style:style style:name="P48" style:family="paragraph" style:parent-style-name="Text_20_body" style:list-style-name="L11"/>
    <style:style style:name="P49" style:family="paragraph" style:parent-style-name="Text_20_body" style:list-style-name="L11">
      <style:paragraph-properties fo:margin-top="0in" fo:margin-bottom="0in" style:contextual-spacing="false"/>
    </style:style>
    <style:style style:name="P50" style:family="paragraph" style:parent-style-name="Text_20_body" style:list-style-name="L11">
      <style:paragraph-properties fo:margin-left="0in" fo:margin-right="0in" fo:margin-top="0in" fo:margin-bottom="0in" style:contextual-spacing="false" fo:text-indent="0in" style:auto-text-indent="false"/>
    </style:style>
    <style:style style:name="P51" style:family="paragraph" style:parent-style-name="Text_20_body" style:list-style-name="L11">
      <style:paragraph-properties fo:margin-left="0in" fo:margin-right="0in" fo:text-indent="0in" style:auto-text-indent="false"/>
    </style:style>
    <style:style style:name="P52" style:family="paragraph" style:parent-style-name="Text_20_body" style:list-style-name="L12">
      <style:paragraph-properties fo:margin-left="0in" fo:margin-right="0in" fo:margin-top="0in" fo:margin-bottom="0in" style:contextual-spacing="false" fo:text-indent="0in" style:auto-text-indent="false"/>
    </style:style>
    <style:style style:name="P53" style:family="paragraph" style:parent-style-name="Text_20_body" style:list-style-name="L12">
      <style:paragraph-properties fo:margin-left="0in" fo:margin-right="0in" fo:text-indent="0in" style:auto-text-indent="false"/>
    </style:style>
    <style:style style:name="P54" style:family="paragraph" style:parent-style-name="Text_20_body" style:list-style-name="L13"/>
    <style:style style:name="P55" style:family="paragraph" style:parent-style-name="Text_20_body" style:list-style-name="L13">
      <style:paragraph-properties fo:margin-top="0in" fo:margin-bottom="0in" style:contextual-spacing="false"/>
    </style:style>
    <style:style style:name="P56" style:family="paragraph" style:parent-style-name="Text_20_body" style:list-style-name="L13">
      <style:paragraph-properties fo:margin-left="0in" fo:margin-right="0in" fo:text-indent="0in" style:auto-text-indent="false"/>
    </style:style>
    <style:style style:name="P57" style:family="paragraph" style:parent-style-name="Text_20_body" style:list-style-name="L14"/>
    <style:style style:name="P58" style:family="paragraph" style:parent-style-name="Text_20_body" style:list-style-name="L14">
      <style:paragraph-properties fo:margin-top="0in" fo:margin-bottom="0in" style:contextual-spacing="false"/>
    </style:style>
    <style:style style:name="P59" style:family="paragraph" style:parent-style-name="Text_20_body" style:list-style-name="L14">
      <style:paragraph-properties fo:margin-left="0in" fo:margin-right="0in" fo:text-indent="0in" style:auto-text-indent="false"/>
    </style:style>
    <style:style style:name="P60" style:family="paragraph" style:parent-style-name="Text_20_body" style:list-style-name="L14">
      <style:paragraph-properties fo:margin-left="0in" fo:margin-right="0in" fo:margin-top="0in" fo:margin-bottom="0in" style:contextual-spacing="false" fo:text-indent="0in" style:auto-text-indent="false"/>
    </style:style>
    <style:style style:name="P61" style:family="paragraph" style:parent-style-name="Text_20_body" style:list-style-name="L15"/>
    <style:style style:name="P62" style:family="paragraph" style:parent-style-name="Text_20_body" style:list-style-name="L15">
      <style:paragraph-properties fo:margin-top="0in" fo:margin-bottom="0in" style:contextual-spacing="false"/>
    </style:style>
    <style:style style:name="P63" style:family="paragraph" style:parent-style-name="Text_20_body" style:list-style-name="L15">
      <style:paragraph-properties fo:margin-left="0in" fo:margin-right="0in" fo:margin-top="0in" fo:margin-bottom="0in" style:contextual-spacing="false" fo:text-indent="0in" style:auto-text-indent="false"/>
    </style:style>
    <style:style style:name="P64" style:family="paragraph" style:parent-style-name="Text_20_body" style:list-style-name="L15">
      <style:paragraph-properties fo:margin-left="0in" fo:margin-right="0in" fo:text-indent="0in" style:auto-text-indent="false"/>
    </style:style>
    <style:style style:name="P65" style:family="paragraph" style:parent-style-name="Text_20_body" style:list-style-name="L16">
      <style:paragraph-properties fo:margin-left="0in" fo:margin-right="0in" fo:margin-top="0in" fo:margin-bottom="0in" style:contextual-spacing="false" fo:text-indent="0in" style:auto-text-indent="false"/>
    </style:style>
    <style:style style:name="P66" style:family="paragraph" style:parent-style-name="Text_20_body" style:list-style-name="L16">
      <style:paragraph-properties fo:margin-left="0in" fo:margin-right="0in" fo:text-indent="0in" style:auto-text-indent="false"/>
    </style:style>
    <style:style style:name="P67" style:family="paragraph" style:parent-style-name="Text_20_body" style:list-style-name="L17"/>
    <style:style style:name="P68" style:family="paragraph" style:parent-style-name="Text_20_body" style:list-style-name="L17">
      <style:paragraph-properties fo:margin-left="0in" fo:margin-right="0in" fo:margin-top="0in" fo:margin-bottom="0in" style:contextual-spacing="false" fo:text-indent="0in" style:auto-text-indent="false"/>
    </style:style>
    <style:style style:name="P69" style:family="paragraph" style:parent-style-name="Text_20_body" style:list-style-name="L17">
      <style:paragraph-properties fo:margin-left="0in" fo:margin-right="0in" fo:text-indent="0in" style:auto-text-indent="false"/>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text:line-break/>OK, da ønsker jeg at vi konsentrere oss om ny funksjonalitet: Venteliste. Dette skal implementeres for KUTC 2025 og gjelder ikke Malvikingen Opp. La oss i første omgang konsentrere oss om å planlegge. Her er noen tanker jeg har for denne funksjonaliteten: * Forsiden (for KUTC 2025) må detektere når maks antall deltakere er påmeldt og bytte fra påmeldingsknapp til ventelisteknapp + gi litt info om hvordan ventelisten fungerer. * Påmelding til venteliste skal fungere akkurat som en ordinær påmelding. Det vil si at samme data skal registreres som ved en ordinær påmelding, og vi bør bruke samme kode som for påmeldinger. * Men det skal være et tilleggsfelt som kun er synlig (og redigerbart) for brukere som står på venteliste (se om isOnWaitinglist nedenfor) og som angir utløpsdato for å stå på ventelisten. Det vil si at hvis dagens dato er større eller lik utløpsdatoen så skifter status til 'expired'. * Default settes utløpsdatoen til løpsdatoen - det vil si at man står på venteliste helt til dagen før løpet med mindre man selv endrer utløpsdatoen. * Vi krever full betaling også for å stå på ventelisten, men det gis full refusjon (minus eventuelle transaksjonsgebyr) dersom man ikke blir overført til deltakerlisten før start. * Det bør være et eget felt som sier om en registrering gjelder venteliste. For eksempel en boolean isOnWaitinglist. Dette bør være i tillegg til selve statusfeltet siden statusfeltet bør fungere som for deltakere ('pending' som går til 'confirmed' når betaling er gjort, eventuelt andre statuser som 'cancelled', 'expired') * Hvis vi klarer å gjøre det visuelt tydelig hvem som er deltakere og hvem som står på venteliste så tenker jeg det er en fordel å vise alle i én liste på siden med oversikt over deltakere. Da blir sorteringen også slik at man ser hvem som står øverst på ventelisten og er klar til å 'rykke opp' dersom noen som er påmeldt ikke kan delta. * Vi må ha funksjoner på admin-siden for å sette deltakere til 'cancelled' og plukke deltakere fra ventelisten over til deltakerlisten. Jeg foreslår at dette gjøres manuelt, kanskje som funksjoner admin kan utføre i tabellen som nå brukes til betalingsregistrering. * Vi må ha egne e-poster for - e-post som bekrefter til deltakeren at påmeldingen er kansellert - e-post som bekrefter til deltakeren at han er flyttet fra venteliste til deltaker * Deltakere som får e-post om at de er flyttet fra venteliste til deltakerliste må få en mulighet til å bekrefte at de vil benytte seg av deltakelsen - "Hurra! Jeg kommer!" - "Det var hyggelig å høre. Jeg må sjekke litt mer før jeg kan bekrefte at jeg deltar. Hvis jeg ikke kan delta vil jeg gi beskjed." - "Dessverre, ting har endret seg og jeg kan ikke delta likevel. Jeg godtar at neste på ventelista får min plass."</text:p>
      <text:p text:style-name="P17">Her er et forslag til arkitektur og stegvis plan for å legge inn venteliste‑funksjonalitet på KUTC 2025:</text:p>
      <text:p text:style-name="P17">1. Datamodell &amp; database</text:p>
      <text:list text:style-name="L1">
        <text:list-item>
          <text:p text:style-name="P22">Legg til felt i <text:span text:style-name="Source_20_Text">Registration</text:span>-objektet:<text:line-break/>• </text:p>
          <text:p text:style-name="P2"><text:span text:style-name="Source_20_Text">isOnWaitinglist: boolean</text:span></text:p>
          <text:p text:style-name="P20"><text:line-break/>• </text:p>
          <text:p text:style-name="P2"><text:span text:style-name="Source_20_Text">waitinglistExpires: Timestamp</text:span></text:p>
          <text:list>
            <text:list-item>
              <text:p text:style-name="P22">Behold </text:p>
              <text:p text:style-name="P2"><text:span text:style-name="Source_20_Text">status</text:span></text:p>
              <text:p text:style-name="P21"> (pending/confirmed/cancelled/expired) uendret – venteliste er et supplement.</text:p>
            </text:list-item>
            <text:list-item>
              <text:p text:style-name="P22"><text:soft-page-break/>Default: når bruker melder seg på venteliste settes</text:p>
              <text:p text:style-name="P3">js</text:p>
              <text:p text:style-name="P3">CopyInsert</text:p>
              <text:p text:style-name="P3"><text:span text:style-name="Source_20_Text">isOnWaitinglist = true</text:span></text:p>
              <text:p text:style-name="P2"><text:span text:style-name="Source_20_Text">waitinglistExpires = løpsdato (10. aug 2025) – 1 dag</text:span></text:p>
            </text:list-item>
            <text:list-item>
              <text:p text:style-name="P22">Når </text:p>
              <text:p text:style-name="P2"><text:span text:style-name="Source_20_Text">new Date() &gt;= waitinglistExpires</text:span></text:p>
              <text:p text:style-name="P20">, oppdater til </text:p>
              <text:p text:style-name="P2"><text:span text:style-name="Source_20_Text">status = 'expired'</text:span></text:p>
              <text:p text:style-name="P20">.</text:p>
            </text:list-item>
          </text:list>
        </text:list-item>
      </text:list>
      <text:p text:style-name="P17">2. Front‑end (HomePage for KUTC)</text:p>
      <text:list text:style-name="L2">
        <text:list-item>
          <text:p text:style-name="P24">Når </text:p>
          <text:p text:style-name="P4"><text:span text:style-name="Source_20_Text">availableSpots === 0</text:span></text:p>
          <text:p text:style-name="P23"> ➔ bytt “Påmelding” til “Stå på venteliste”-knapp + kort forklaring (“Du vil bli automatisk overført til deltakerlisten… osv”).</text:p>
          <text:list>
            <text:list-item>
              <text:p text:style-name="P24">Knapp navigerer til samme registreringsskjema, men pre‑setter </text:p>
              <text:p text:style-name="P4"><text:span text:style-name="Source_20_Text">isOnWaitinglist = true</text:span></text:p>
              <text:p text:style-name="P23">.</text:p>
            </text:list-item>
            <text:list-item>
              <text:p text:style-name="P25">I <text:span text:style-name="Source_20_Text">RegistrationPage</text:span></text:p>
              <text:list>
                <text:list-item>
                  <text:p text:style-name="P24">Vis ekstra dato‑picker (“Utløpsdato for venteliste”) kun når </text:p>
                  <text:p text:style-name="P4"><text:span text:style-name="Source_20_Text">isOnWaitinglist</text:span></text:p>
                  <text:p text:style-name="P23">.</text:p>
                </text:list-item>
                <text:list-item>
                  <text:p text:style-name="P24">Skjema validerer dette feltet.</text:p>
                </text:list-item>
              </text:list>
            </text:list-item>
          </text:list>
        </text:list-item>
      </text:list>
      <text:p text:style-name="P17">3. Gjenbruk registrerings‑logikk</text:p>
      <text:list text:style-name="L3">
        <text:list-item>
          <text:p text:style-name="P26">Samme flyt som ordinær registrering (data, betaling, e‑poster), bare med ekstra felt.</text:p>
          <text:list>
            <text:list-item>
              <text:p text:style-name="P27">Fortsatt ta betalt fullt beløp ved registrering, uavhengig om man er på venteliste.</text:p>
            </text:list-item>
          </text:list>
        </text:list-item>
      </text:list>
      <text:p text:style-name="P17">4. Visning av deltakerliste (PublicRegistrationsPage)</text:p>
      <text:list text:style-name="L4">
        <text:list-item>
          <text:p text:style-name="P29">Hent alle med </text:p>
          <text:p text:style-name="P5"><text:span text:style-name="Source_20_Text">editionId = 'kutc-2025'</text:span></text:p>
          <text:p text:style-name="P28">.</text:p>
          <text:list>
            <text:list-item>
              <text:p text:style-name="P30">Del inn i to seksjoner:</text:p>
              <text:list>
                <text:list-item>
                  <text:p text:style-name="P29">Bekreftede deltagere (</text:p>
                  <text:p text:style-name="P5"><text:span text:style-name="Source_20_Text">!isOnWaitinglist &amp;&amp; status==='confirmed'</text:span></text:p>
                  <text:p text:style-name="P28">)</text:p>
                </text:list-item>
                <text:list-item>
                  <text:p text:style-name="P29">Venteliste (</text:p>
                  <text:p text:style-name="P5"><text:soft-page-break/><text:span text:style-name="Source_20_Text">isOnWaitinglist &amp;&amp; status==='pending'</text:span></text:p>
                  <text:p text:style-name="P28">)</text:p>
                </text:list-item>
              </text:list>
            </text:list-item>
            <text:list-item>
              <text:p text:style-name="P29">Sortér hver seksjon på opprettelsestid (eldst først).</text:p>
            </text:list-item>
          </text:list>
        </text:list-item>
      </text:list>
      <text:p text:style-name="P17">5. Admin‑grensesnitt</text:p>
      <text:list text:style-name="L5">
        <text:list-item>
          <text:p text:style-name="P33">Legg til kolonner i AdminPage-tabellen: </text:p>
          <text:p text:style-name="P6"><text:span text:style-name="Source_20_Text">isOnWaitinglist</text:span></text:p>
          <text:p text:style-name="P31">, </text:p>
          <text:p text:style-name="P6"><text:span text:style-name="Source_20_Text">waitinglistExpires</text:span></text:p>
          <text:p text:style-name="P32">.</text:p>
          <text:list>
            <text:list-item>
              <text:p text:style-name="P34">Action‑knapper per rad:</text:p>
              <text:list>
                <text:list-item>
                  <text:p text:style-name="P33">“Flytt til deltakerliste” (setter </text:p>
                  <text:p text:style-name="P6"><text:span text:style-name="Source_20_Text">isOnWaitinglist=false</text:span></text:p>
                  <text:p text:style-name="P31">, </text:p>
                  <text:p text:style-name="P6"><text:span text:style-name="Source_20_Text">status='pending'</text:span></text:p>
                  <text:p text:style-name="P31"> eller </text:p>
                  <text:p text:style-name="P6"><text:span text:style-name="Source_20_Text">'confirmed'</text:span></text:p>
                  <text:p text:style-name="P32"> etter betaling).</text:p>
                </text:list-item>
                <text:list-item>
                  <text:p text:style-name="P34">“Avbryt” (status='cancelled').</text:p>
                </text:list-item>
              </text:list>
            </text:list-item>
            <text:list-item>
              <text:p text:style-name="P33">Dersom bruker er på venteliste og mottar plass, send e‑post og endre status → da utløses “flyttet”-flyt.</text:p>
            </text:list-item>
          </text:list>
        </text:list-item>
      </text:list>
      <text:p text:style-name="P17">6. E‑post‑flyt</text:p>
      <text:list text:style-name="L6">
        <text:list-item>
          <text:p text:style-name="P36">Ved «cancelled»: send “Din påmelding er avbestilt”</text:p>
          <text:list>
            <text:list-item>
              <text:p text:style-name="P36">Ved «flyttet fra venteliste»: send “Gratulerer, du har fått plass!” + to lenker:</text:p>
              <text:list>
                <text:list-item>
                  <text:p text:style-name="P37">“Hurra! Jeg kommer” → </text:p>
                  <text:p text:style-name="P7"><text:span text:style-name="Source_20_Text">updateRegistration(status='confirmed')</text:span></text:p>
                </text:list-item>
                <text:list-item>
                  <text:p text:style-name="P37">“Kan ikke delta” → </text:p>
                  <text:p text:style-name="P7"><text:span text:style-name="Source_20_Text">updateRegistration(status='cancelled')</text:span></text:p>
                </text:list-item>
              </text:list>
            </text:list-item>
            <text:list-item>
              <text:p text:style-name="P37">Automatiser via </text:p>
              <text:p text:style-name="P7"><text:span text:style-name="Source_20_Text">emailService</text:span></text:p>
              <text:p text:style-name="P35"> med maler og unike callback‑URLer.</text:p>
            </text:list-item>
          </text:list>
        </text:list-item>
      </text:list>
      <text:p text:style-name="P17">7. Utløpt venteliste</text:p>
      <text:list text:style-name="L7">
        <text:list-item>
          <text:p text:style-name="P40">Kjør cronjob eller funksjon (f.eks. dagen før) som sjekker </text:p>
          <text:p text:style-name="P8"><text:span text:style-name="Source_20_Text">waitinglistExpires</text:span></text:p>
          <text:p text:style-name="P38"><text:soft-page-break/> og setter </text:p>
          <text:p text:style-name="P8"><text:span text:style-name="Source_20_Text">status='expired'</text:span></text:p>
          <text:p text:style-name="P39">.</text:p>
          <text:list>
            <text:list-item>
              <text:p text:style-name="P40">Send evt. “Din venteliste‑plass er utløpt” som info.</text:p>
            </text:list-item>
          </text:list>
        </text:list-item>
      </text:list>
      <text:p text:style-name="P17">8. Test &amp; utrulling</text:p>
      <text:list text:style-name="L8">
        <text:list-item>
          <text:p text:style-name="P41">Skriv enhetstester for DB‑operasjoner (påmelding vs. venteliste).</text:p>
          <text:list>
            <text:list-item>
              <text:p text:style-name="P41">E2E‑test: full kø‑flyt (påmelding→venteliste→flytte→bekrefte/avlyse).</text:p>
            </text:list-item>
            <text:list-item>
              <text:p text:style-name="P42">Rull ut i staging før produksjon.</text:p>
            </text:list-item>
          </text:list>
        </text:list-item>
      </text:list>
      <text:p text:style-name="P17">––<text:line-break/>Gi gjerne tilbakemelding på denne planen, eller om du ønsker å justere detaljer før vi begynner å kode.</text:p>
      <text:p text:style-name="P17">Feedback submitted</text:p>
      <text:p text:style-name="P17">Me</text:p>
      <text:p text:style-name="P18">Ad punkt 1: Hvordan skal vi sørge for at status endres til 'expired' når utløpsdato nås? Er det dette det snakkes om i punkt 7 (kjør cronjob eller funksjon)? Ad punkt 2: Valideringen for utløpsdatoen må sjekke at datoen som oppgis ikke er tidligere enn morgendagens dato og ikke senere enn løpsdato. Ad punkt 3: Merk at e-poster skal være spesifikke for de ulike hendelsene - ref. punkt 6. Når det gjelder betaling: Plassen på ventelisten er ikke gyldig før fullt beløp er innbetalt og registrert. Ad punkt 4: Seksjonen med deltakere bør inkludere både 'pending' og 'confirmed'. Jeg synes også at vi kan ta med de som får status 'cancelled' siden det viser historikken og unngår at vi får hull i nummereringen. Seksjonen med venteliste bør også ta med alle statuser. Her vil de være 'pending' før de betaler og 'confirmed' etter at de har betalt. Og eventuelt 'expired' hvis utløpsdatoen er nådd. Ad punkt 5: Når admin flytter en registrering fra venteliste til deltakerliste må status settes til 'pending' igjen. Når brukeren bekrefter/avkrefter deltakelse via e-post (punkt 6) vil status settes til enten 'confirmed' eller 'cancelled'. Tabellen må utvides med mer info slik at i alle fall status og isOnWaitinglist synliggjøres. Ad punkt 6: Selv om dialogen vår nå går på norsk så husk at løsningen er på engelsk og at all kommunikasjon (både i gui og i e-poster) skal gå på engelsk. Lokalisering med støtte for flere språk kan bli aktuelt senere. Ad punkt 7: Bra hvis vi kan legge opp en automatisk jobb som kjøres rett over midnatt og som oppdaterer status til 'expired' for de som har nått utløpsdato. Fint om også kan kjøre en sjekk hver morgen kl. 8:00 som sjekker hvem som vil utløpe ved midnatt og så sende en e-post til disse med et varsel om at plassen deres på ventelisten utløper når dagen er omme med mindre de går inn og endrer utløpsdato. Gjerne med en lenke for å gå inn og redigere dataene. </text:p>
      <text:p text:style-name="P17">Her er oppklaringer og forslag til implementasjon basert på dine punkter:</text:p>
      <text:p text:style-name="Horizontal_20_Line"/>
      <text:h text:style-name="P1" text:outline-level="3">1) Automatisk utløp (“expired”) ved utløpsdato</text:h>
      <text:p text:style-name="P17">Ja—det løses som i punkt 7: vi setter opp en tidsstyrt jobb (f.eks. en cron‑triggered Cloud Function eller serverjob i backend) som kjører:</text:p>
      <text:list text:style-name="L9">
        <text:list-item>
          <text:p text:style-name="P45"><text:span text:style-name="Strong_20_Emphasis">01:00</text:span> hver natt → hent alle venteliste‑registreringer hvor </text:p>
          <text:p text:style-name="P9"><text:soft-page-break/><text:span text:style-name="Source_20_Text">isOnWaitinglist===true</text:span></text:p>
          <text:p text:style-name="P43"> OG </text:p>
          <text:p text:style-name="P9"><text:span text:style-name="Source_20_Text">waitinglistExpires &lt;= today</text:span></text:p>
          <text:p text:style-name="P43"> → sett </text:p>
          <text:p text:style-name="P9"><text:span text:style-name="Source_20_Text">status='expired'</text:span></text:p>
          <text:p text:style-name="P44">.</text:p>
        </text:list-item>
        <text:list-item>
          <text:p text:style-name="P45"><text:span text:style-name="Strong_20_Emphasis">08:00</text:span> hver morgen → hent alle hvor </text:p>
          <text:p text:style-name="P9"><text:span text:style-name="Source_20_Text">isOnWaitinglist===true</text:span></text:p>
          <text:p text:style-name="P43"> OG </text:p>
          <text:p text:style-name="P9"><text:span text:style-name="Source_20_Text">waitinglistExpires === tomorrow</text:span></text:p>
          <text:p text:style-name="P43"> → send “Your waiting‑list spot expires tonight…”‑varslingsepost med lenke til å forlenge.</text:p>
        </text:list-item>
      </text:list>
      <text:p text:style-name="Horizontal_20_Line"/>
      <text:h text:style-name="P1" text:outline-level="3">2) Validering av utløpsdato i frontend</text:h>
      <text:p text:style-name="P17">I registreringsskjemaet:</text:p>
      <text:list text:style-name="L10">
        <text:list-item>
          <text:p text:style-name="P47">Sett </text:p>
          <text:p text:style-name="P10"><text:span text:style-name="Source_20_Text">minDate = today + 1 dag</text:span></text:p>
        </text:list-item>
        <text:list-item>
          <text:p text:style-name="P47">Sett </text:p>
          <text:p text:style-name="P10"><text:span text:style-name="Source_20_Text">maxDate = raceDate</text:span></text:p>
        </text:list-item>
        <text:list-item>
          <text:p text:style-name="P47">Ved submit: avvis hvis valgte dato &lt; </text:p>
          <text:p text:style-name="P10"><text:span text:style-name="Source_20_Text">minDate</text:span></text:p>
          <text:p text:style-name="P46"> eller &gt; </text:p>
          <text:p text:style-name="P10"><text:span text:style-name="Source_20_Text">raceDate</text:span></text:p>
          <text:p text:style-name="P46">.</text:p>
        </text:list-item>
      </text:list>
      <text:p text:style-name="P17">Bruk MUI DatePicker eller tilsvarende, med props </text:p>
      <text:p text:style-name="P11"><text:span text:style-name="Source_20_Text">minDate</text:span></text:p>
      <text:p text:style-name="Text_20_body">/</text:p>
      <text:p text:style-name="P11"><text:span text:style-name="Source_20_Text">maxDate</text:span></text:p>
      <text:p text:style-name="Text_20_body">.</text:p>
      <text:p text:style-name="Horizontal_20_Line"/>
      <text:h text:style-name="P1" text:outline-level="3"><text:soft-page-break/>3) Betaling og gyldighet</text:h>
      <text:list text:style-name="L11">
        <text:list-item>
          <text:p text:style-name="P50"><text:span text:style-name="Strong_20_Emphasis">Full betaling kreves før ventelisteplass regnes som aktiv.</text:span></text:p>
        </text:list-item>
        <text:list-item>
          <text:p text:style-name="P51">Ved registrering oppretter vi objektet med </text:p>
          <text:p text:style-name="P12"><text:span text:style-name="Source_20_Text">isOnWaitinglist=true</text:span></text:p>
          <text:p text:style-name="P48">, men først etter at betalingsbekreftelse kommer (webhook eller admin‑flow) setter vi </text:p>
          <text:p text:style-name="P12"><text:span text:style-name="Source_20_Text">status='pending'</text:span></text:p>
          <text:p text:style-name="P49">.</text:p>
        </text:list-item>
        <text:list-item>
          <text:p text:style-name="P51">Ubetalte ventelisteplasser kan forbli i “draft”/“initiated” til betaling bekreftes – alternativt markeres som </text:p>
          <text:p text:style-name="P12"><text:span text:style-name="Source_20_Text">status='cancelled'</text:span></text:p>
          <text:p text:style-name="P48"> etter X timer.</text:p>
        </text:list-item>
      </text:list>
      <text:p text:style-name="P17">E‑post‑mailer må skilte på:</text:p>
      <text:list text:style-name="L12">
        <text:list-item>
          <text:p text:style-name="P52"><text:span text:style-name="Strong_20_Emphasis">“Waiting‑list registration received”</text:span> (betaling mottatt, du er på ventelista)</text:p>
        </text:list-item>
        <text:list-item>
          <text:p text:style-name="P52"><text:span text:style-name="Strong_20_Emphasis">“You’ve been moved to participant list”</text:span></text:p>
        </text:list-item>
        <text:list-item>
          <text:p text:style-name="P52"><text:span text:style-name="Strong_20_Emphasis">“Your registration is cancelled”</text:span></text:p>
        </text:list-item>
        <text:list-item>
          <text:p text:style-name="P53"><text:span text:style-name="Strong_20_Emphasis">“Your waiting‑list spot expired”</text:span></text:p>
        </text:list-item>
      </text:list>
      <text:p text:style-name="Horizontal_20_Line"/>
      <text:h text:style-name="P1" text:outline-level="3">4) Deltaker‑ og venteliste‑visning</text:h>
      <text:p text:style-name="P17">I </text:p>
      <text:p text:style-name="P11"><text:span text:style-name="Source_20_Text">PublicRegistrationsPage</text:span></text:p>
      <text:p text:style-name="Text_20_body"> (KUTC 2025):</text:p>
      <text:list text:style-name="L13">
        <text:list-item>
          <text:p text:style-name="P56"><text:span text:style-name="Strong_20_Emphasis">Participants‑seksjon:</text:span><text:line-break/>Filtrer på </text:p>
          <text:p text:style-name="P13"><text:span text:style-name="Source_20_Text">edition='kutc-2025' &amp;&amp; !isOnWaitinglist</text:span></text:p>
          <text:p text:style-name="P54"> og inkluder </text:p>
          <text:p text:style-name="P13"><text:span text:style-name="Source_20_Text">status IN ['pending','confirmed','cancelled']</text:span></text:p>
          <text:p text:style-name="P55">.</text:p>
        </text:list-item>
        <text:list-item>
          <text:p text:style-name="P56"><text:span text:style-name="Strong_20_Emphasis">Waiting‑list‑seksjon:</text:span><text:line-break/>Filtrer </text:p>
          <text:p text:style-name="P13"><text:span text:style-name="Source_20_Text">isOnWaitinglist===true</text:span></text:p>
          <text:p text:style-name="P54"> og alle statuser </text:p>
          <text:p text:style-name="P13"><text:span text:style-name="Source_20_Text">['pending','confirmed','expired']</text:span></text:p>
          <text:p text:style-name="P55">.</text:p>
        </text:list-item>
        <text:list-item>
          <text:p text:style-name="P56">Sortér begge på </text:p>
          <text:p text:style-name="P13"><text:soft-page-break/><text:span text:style-name="Source_20_Text">createdAt</text:span></text:p>
          <text:p text:style-name="P54"> (eldst først) så ranking på venteliste viser riktig rekkefølge.</text:p>
        </text:list-item>
      </text:list>
      <text:p text:style-name="Horizontal_20_Line"/>
      <text:h text:style-name="P1" text:outline-level="3">5) Admin‑handlinger</text:h>
      <text:p text:style-name="P17">I </text:p>
      <text:p text:style-name="P11"><text:span text:style-name="Source_20_Text">AdminPage</text:span></text:p>
      <text:p text:style-name="Text_20_body">-tabellen:</text:p>
      <text:list text:style-name="L14">
        <text:list-item>
          <text:p text:style-name="P59">Vis kolonner: </text:p>
          <text:p text:style-name="P14"><text:span text:style-name="Source_20_Text">isOnWaitinglist</text:span></text:p>
          <text:p text:style-name="P57">, </text:p>
          <text:p text:style-name="P14"><text:span text:style-name="Source_20_Text">waitinglistExpires</text:span></text:p>
          <text:p text:style-name="P57">, </text:p>
          <text:p text:style-name="P14"><text:span text:style-name="Source_20_Text">status</text:span></text:p>
          <text:p text:style-name="P58">.</text:p>
        </text:list-item>
        <text:list-item>
          <text:p text:style-name="P60">Action‑knapper per rad:</text:p>
          <text:list>
            <text:list-item>
              <text:p text:style-name="P59"><text:span text:style-name="Strong_20_Emphasis">“Move to participants”</text:span> → </text:p>
              <text:p text:style-name="P14"><text:span text:style-name="Source_20_Text">isOnWaitinglist=false</text:span></text:p>
              <text:p text:style-name="P57">, </text:p>
              <text:p text:style-name="P14"><text:span text:style-name="Source_20_Text">status='pending'</text:span></text:p>
              <text:p text:style-name="P58"> (betaling må kanskje bekreftes på nytt).</text:p>
            </text:list-item>
            <text:list-item>
              <text:p text:style-name="P59"><text:span text:style-name="Strong_20_Emphasis">“Cancel”</text:span> → </text:p>
              <text:p text:style-name="P14"><text:span text:style-name="Source_20_Text">status='cancelled'</text:span></text:p>
              <text:p text:style-name="P58">.</text:p>
            </text:list-item>
            <text:list-item>
              <text:p text:style-name="P59"><text:span text:style-name="Strong_20_Emphasis">“Extend waiting‑list”</text:span> (oppdater </text:p>
              <text:p text:style-name="P14"><text:span text:style-name="Source_20_Text">waitinglistExpires</text:span></text:p>
              <text:p text:style-name="P58">).</text:p>
            </text:list-item>
          </text:list>
        </text:list-item>
        <text:list-item>
          <text:p text:style-name="P59">Når admin flytter, trigges e‑post “You’ve been moved…” med bekreftelseslenker.</text:p>
        </text:list-item>
      </text:list>
      <text:p text:style-name="Horizontal_20_Line"/>
      <text:h text:style-name="P1" text:outline-level="3">6) Språk &amp; lokalisering</text:h>
      <text:list text:style-name="L15">
        <text:list-item>
          <text:p text:style-name="P63">All GUI‑tekst og e‑poster skal være på <text:span text:style-name="Strong_20_Emphasis">engelsk</text:span>.</text:p>
        </text:list-item>
        <text:list-item>
          <text:p text:style-name="P64">Bruk f.eks. </text:p>
          <text:p text:style-name="P15"><text:span text:style-name="Source_20_Text">react-i18next</text:span></text:p>
          <text:p text:style-name="P62"><text:soft-page-break/> med engelsk som standard.</text:p>
        </text:list-item>
        <text:list-item>
          <text:p text:style-name="P64">Legg e‑postmaler i én mappe </text:p>
          <text:p text:style-name="P15"><text:span text:style-name="Source_20_Text">/emails/en/...</text:span></text:p>
          <text:p text:style-name="P61"> – senere kan du legge til </text:p>
          <text:p text:style-name="P15"><text:span text:style-name="Source_20_Text">/emails/nb/...</text:span></text:p>
          <text:p text:style-name="P61">.</text:p>
        </text:list-item>
      </text:list>
      <text:p text:style-name="Horizontal_20_Line"/>
      <text:h text:style-name="P1" text:outline-level="3">7) Plan for cronjobs / tidsstyring</text:h>
      <text:list text:style-name="L16">
        <text:list-item>
          <text:p text:style-name="P65"><text:span text:style-name="Strong_20_Emphasis">00:00</text:span>: oppdater «expired»</text:p>
        </text:list-item>
        <text:list-item>
          <text:p text:style-name="P65"><text:span text:style-name="Strong_20_Emphasis">08:00</text:span>: send utløpsvarsel</text:p>
        </text:list-item>
        <text:list-item>
          <text:p text:style-name="P66">(evt. <text:span text:style-name="Strong_20_Emphasis">in-app</text:span> varsling for aktive brukere)</text:p>
        </text:list-item>
      </text:list>
      <text:p text:style-name="P17">Teknisk:</text:p>
      <text:list text:style-name="L17">
        <text:list-item>
          <text:p text:style-name="P68">Om du bruker Firebase: bruk [Cloud Scheduler → Cloud Functions].</text:p>
        </text:list-item>
        <text:list-item>
          <text:p text:style-name="P69">ELLER på egen Node/Express‑backend: </text:p>
          <text:p text:style-name="P16"><text:span text:style-name="Source_20_Text">node-cron</text:span></text:p>
          <text:p text:style-name="P67"> eller system‑cron.</text:p>
        </text:list-item>
      </text:list>
      <text:p text:style-name="Horizontal_20_Line"/>
      <text:p text:style-name="P17">Gi en tilbakemelding på om denne detaljplanen dekker behovet, eller om du ønsker å justere rekkefølge / dybde før vi går i gang med koding!</text:p>
      <text:p text:style-name="P19">Feedback submitted</text:p>
      <text:p text:style-name="P19"/>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4-22T22:11:03.552906881</meta:creation-date>
    <dc:date>2025-04-22T22:17:03.421635732</dc:date>
    <meta:editing-duration>PT6M</meta:editing-duration>
    <meta:editing-cycles>1</meta:editing-cycles>
    <meta:document-statistic meta:table-count="0" meta:image-count="0" meta:object-count="0" meta:page-count="8" meta:paragraph-count="196" meta:word-count="1683" meta:character-count="10225" meta:non-whitespace-character-count="8812"/>
    <meta:generator>LibreOffice/24.2.7.2$Linux_X86_64 LibreOffice_project/420$Build-2</meta:generator>
  </office:meta>
</office:document-meta>
</file>